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32</text:p>
          </table:table-cell>
          <table:table-cell table:style-name="ce1" office:value-type="string">
            <text:p>公文・２歳からの平仮名</text:p>
            <text:p>「のり」を題材にした運筆練習～。</text:p>
          </table:table-cell>
          <table:table-cell table:style-name="ce1" office:value-type="string">
            <text:p>サイト「将棋ルール．ｃｏｍ」</text:p>
            <text:p>駒の成り方</text:p>
          </table:table-cell>
          <table:table-cell table:style-name="ce1" office:value-type="string">
            <text:p>サイト「ゼロから始める将棋研究所」</text:p>
            <text:p>プロの対局は１局に２日かけてやるものもある。長時間考えて最善を追究していく感じですね。アマチュアの将棋はどんなに長くても２時間くらいだそう。ああ、憧れのタイトル戦。</text:p>
          </table:table-cell>
          <table:table-cell table:style-name="ce3" office:value-type="string">
            <text:p>練習局面課題演習　銀星将棋９　レベル２８　１周目　第１問</text:p>
            <text:p>０．０００７２％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633</text:p>
          </table:table-cell>
          <table:table-cell table:style-name="ce1" office:value-type="string">
            <text:p>公文・２歳からの数字</text:p>
            <text:p>９の読みの練習。「く」と読みます。</text:p>
          </table:table-cell>
          <table:table-cell table:style-name="ce1" office:value-type="string">
            <text:p>サイト「将棋ルール．ｃｏｍ」</text:p>
            <text:p>駒を取る</text:p>
          </table:table-cell>
          <table:table-cell table:style-name="ce1" office:value-type="string">
            <text:p>サイト「ゼロから始める将棋研究所」</text:p>
            <text:p>将棋を指す時に必要なもの。将棋盤・駒・駒台の３つ。</text:p>
          </table:table-cell>
          <table:table-cell table:style-name="ce1" office:value-type="string">
            <text:p>練習局面課題演習　銀星将棋９　レベル２９　１周目　第１問</text:p>
            <text:p>０．０００７２％　－４０４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634</text:p>
          </table:table-cell>
          <table:table-cell office:value-type="string">
            <text:p>公文・２歳からの数字</text:p>
            <text:p>７～９の読み方の確認。まずは数字とその読み方の学習ですね。本格的な算数の準備段階という所でしょうか。数学的な学習はまだやっていない感じです。今後が楽しみですねー。</text:p>
          </table:table-cell>
          <table:table-cell office:value-type="string">
            <text:p>サイト「将棋ルール．ｃｏｍ」</text:p>
            <text:p>駒を打つ</text:p>
          </table:table-cell>
          <table:table-cell office:value-type="string">
            <text:p>サイト「ゼロから始める将棋研究所」</text:p>
            <text:p>将棋盤は１枚。</text:p>
          </table:table-cell>
          <table:table-cell office:value-type="string">
            <text:p>練習局面課題演習　銀星将棋９　レベル３０　１周目　第１問</text:p>
            <text:p>０．０００７２％　－４０４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635</text:p>
          </table:table-cell>
          <table:table-cell table:style-name="ce1" office:value-type="string">
            <text:p>公文・２歳からの数字</text:p>
            <text:p>９の位置関係の把握。ここら辺はちょっと算数的かも。まあ、今は今後学習する上で必要な各種道具を揃えている所ですかね。最低限の知識は無いとお勉強できないという感じか。色々覚えていこう。</text:p>
          </table:table-cell>
          <table:table-cell table:style-name="ce1" office:value-type="string">
            <text:p>サイト「将棋ルール．ｃｏｍ」</text:p>
            <text:p>駒の強さ</text:p>
          </table:table-cell>
          <table:table-cell table:style-name="ce1" office:value-type="string">
            <text:p>サイト「ゼロから始める将棋研究所」</text:p>
            <text:p>それに対して駒は４０枚。</text:p>
          </table:table-cell>
          <table:table-cell table:style-name="ce1" office:value-type="string">
            <text:p>練習局面課題演習　銀星将棋９　８級　１周目　第１問</text:p>
            <text:p>０．０００７３％　－４０４１　５７級　たまご</text:p>
            <text:p>達成率アップ！</text:p>
            <text:p>ちょいあまり進んでないか。１つ１つじっくりと読み進めながら大量に演習していくスタイルは崩さずに着実に強くなっ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636</text:p>
          </table:table-cell>
          <table:table-cell table:style-name="ce1" office:value-type="string">
            <text:p>公文・２歳からの平仮名</text:p>
            <text:p>「の」の書き取り練習～。</text:p>
          </table:table-cell>
          <table:table-cell table:style-name="ce1" office:value-type="string">
            <text:p>サイト「将棋ルール．ｃｏｍ」</text:p>
            <text:p>駒の損得</text:p>
          </table:table-cell>
          <table:table-cell table:style-name="ce1" office:value-type="string">
            <text:p>サイト「ゼロから始める将棋研究所」</text:p>
            <text:p>駒台は２台必要。</text:p>
          </table:table-cell>
          <table:table-cell table:style-name="ce1" office:value-type="string">
            <text:p>練習局面課題演習　金沢将棋３Ｄ　レベル１１　１周目　第１問</text:p>
            <text:p>０．０００７３％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637</text:p>
          </table:table-cell>
          <table:table-cell table:style-name="ce1" office:value-type="string">
            <text:p>公文・２歳からの数字</text:p>
            <text:p>１～９までの道辿り。題材はマンボウ！</text:p>
          </table:table-cell>
          <table:table-cell table:style-name="ce1" office:value-type="string">
            <text:p>サイト「将棋ルール．ｃｏｍ」</text:p>
            <text:p>駒の位置の表し方</text:p>
          </table:table-cell>
          <table:table-cell table:style-name="ce1" office:value-type="string">
            <text:p>サイト「ゼロから始める将棋研究所」</text:p>
            <text:p>板状の物に９Ｘ９＝８１マスのマス目がある。このマス目の中に駒を置いて将棋を進める。</text:p>
          </table:table-cell>
          <table:table-cell table:style-name="ce1" office:value-type="string">
            <text:p>練習局面課題演習　金沢将棋３Ｄ　レベル１２　１周目　第１問</text:p>
            <text:p>０．０００７３％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638</text:p>
          </table:table-cell>
          <table:table-cell table:style-name="ce1" office:value-type="string">
            <text:p>公文・２歳からの数字</text:p>
            <text:p>１～９までの線繋ぎ。題材は信号機でした。</text:p>
          </table:table-cell>
          <table:table-cell table:style-name="ce1" office:value-type="string">
            <text:p>サイト「将棋ルール．ｃｏｍ」</text:p>
            <text:p>王手・詰み・必死</text:p>
          </table:table-cell>
          <table:table-cell table:style-name="ce1" office:value-type="string">
            <text:p>サイト「ゼロから始める将棋研究所」</text:p>
            <text:p>駒は王将１枚、玉将１枚、飛車２枚、角行２枚、金将４枚、銀将４枚、桂馬４枚、香車４枚、歩兵１８枚の計９種類４０枚。</text:p>
          </table:table-cell>
          <table:table-cell table:style-name="ce1" office:value-type="string">
            <text:p>練習局面課題演習　金沢将棋３Ｄ　レベル１３　１周目　第１問</text:p>
            <text:p>０．０００７３％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639</text:p>
          </table:table-cell>
          <table:table-cell office:value-type="string">
            <text:p>公文・２歳からの平仮名</text:p>
            <text:p>「の」の付く言葉で「の」の書き取り練習～。</text:p>
          </table:table-cell>
          <table:table-cell office:value-type="string">
            <text:p>サイト「将棋ルール．ｃｏｍ」</text:p>
            <text:p>対局の流れ</text:p>
          </table:table-cell>
          <table:table-cell office:value-type="string">
            <text:p>サイト「ゼロから始める将棋研究所」</text:p>
            <text:p>盤から除外した駒を置くための駒台。必ず必要というわけではなく、駒箱を使ったりして代用できる。</text:p>
          </table:table-cell>
          <table:table-cell office:value-type="string">
            <text:p>練習局面課題演習　金沢将棋３Ｄ　レベル１４　１周目　第１問</text:p>
            <text:p>０．０００７３％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640</text:p>
          </table:table-cell>
          <table:table-cell table:style-name="ce1" office:value-type="string">
            <text:p>公文・２歳からの数字</text:p>
            <text:p>いよいよ「１０」の登場です。「じゅう」と読みます。</text:p>
          </table:table-cell>
          <table:table-cell table:style-name="ce1" office:value-type="string">
            <text:p>サイト「将棋ルール．ｃｏｍ」</text:p>
            <text:p>先手・後手の決め方</text:p>
          </table:table-cell>
          <table:table-cell table:style-name="ce1" office:value-type="string">
            <text:p>サイト「ゼロから始める将棋研究所」</text:p>
            <text:p>駒台は無くても将棋は遊べる。安い将棋セットには駒台が無いのが普通。</text:p>
          </table:table-cell>
          <table:table-cell table:style-name="ce1" office:value-type="string">
            <text:p>練習局面課題演習　金沢将棋３Ｄ　レベル１５　１周目　第１問</text:p>
            <text:p>０．０００７３％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641</text:p>
          </table:table-cell>
          <table:table-cell table:style-name="ce1" office:value-type="string">
            <text:p>公文・２歳からの数字</text:p>
            <text:p>半具体物で１０の概念の習得。</text:p>
          </table:table-cell>
          <table:table-cell table:style-name="ce1" office:value-type="string">
            <text:p>サイト「将棋ルール．ｃｏｍ」</text:p>
            <text:p>序盤・中盤・終盤</text:p>
          </table:table-cell>
          <table:table-cell table:style-name="ce1" office:value-type="string">
            <text:p>サイト「ゼロから始める将棋研究所」</text:p>
            <text:p>ここからは対局の流れを見ていきます。</text:p>
          </table:table-cell>
          <table:table-cell table:style-name="ce3" office:value-type="string">
            <text:p>練習局面課題演習　激指定跡道場４　指導対局　竹俣紅　６級　１１周目　第１問</text:p>
            <text:p>０．０００７３％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642</text:p>
          </table:table-cell>
          <table:table-cell table:style-name="ce3" office:value-type="string">
            <text:p>公文・２歳からの数字</text:p>
            <text:p>風船が１０個。</text:p>
          </table:table-cell>
          <table:table-cell table:style-name="ce1" office:value-type="string">
            <text:p>サイト「将棋ルール．ｃｏｍ」</text:p>
            <text:p>将棋の勝敗が決まる時。</text:p>
          </table:table-cell>
          <table:table-cell table:style-name="ce1" office:value-type="string">
            <text:p>サイト「ゼロから始める将棋研究所」</text:p>
            <text:p>対局の流れ１：将棋盤に駒を配置する</text:p>
          </table:table-cell>
          <table:table-cell table:style-name="ce1" office:value-type="string">
            <text:p>練習局面課題演習　Ｋ－ｓｈｏｇｉ　レベル６　１周目　第１問</text:p>
            <text:p>０．０００７３％　－４０４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2</text:p>
          </table:table-cell>
          <table:table-cell table:style-name="ce1" office:value-type="string">
            <text:p>643</text:p>
          </table:table-cell>
          <table:table-cell table:style-name="ce1" office:value-type="string">
            <text:p>公文・２歳からの平仮名</text:p>
            <text:p>ここまでのまとめの書き取り演習。「し」「つ」「く」へ」「の」。５文字ですか。平仮名と数字の初歩を覚えるのが第１関門ですねー。それがマスターできればそこから色々応用した学習に入っていく感じですね。よし、基礎訓練もどんどん進めていくぞー。</text:p>
          </table:table-cell>
          <table:table-cell table:style-name="ce1" office:value-type="string">
            <text:p>サイト「将棋ルール．ｃｏｍ」</text:p>
            <text:p>将棋のマナー</text:p>
          </table:table-cell>
          <table:table-cell table:style-name="ce1" office:value-type="string">
            <text:p>サイト「ゼロから始める将棋研究所」</text:p>
            <text:p>対局の流れ２：先手と後手を決める。（先攻と後攻という意味）</text:p>
          </table:table-cell>
          <table:table-cell table:style-name="ce1" office:value-type="string">
            <text:p>練習局面課題演習　Ｋ－ｓｈｏｇｉ　レベル７　１周目　第１問</text:p>
            <text:p>０．０００７３％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3</text:p>
          </table:table-cell>
          <table:table-cell table:style-name="ce1" office:value-type="string">
            <text:p>644</text:p>
          </table:table-cell>
          <table:table-cell table:style-name="ce1" office:value-type="string">
            <text:p>公文・２歳からの数字</text:p>
            <text:p>「１０」の読みの練習。「じゅう」ですね。</text:p>
          </table:table-cell>
          <table:table-cell table:style-name="ce1" office:value-type="string">
            <text:p>サイト「将棋ルール．ｃｏｍ」</text:p>
            <text:p>将棋の持ち時間</text:p>
          </table:table-cell>
          <table:table-cell table:style-name="ce1" office:value-type="string">
            <text:p>サイト「ゼロから始める将棋研究所」</text:p>
            <text:p>対局の流れ３：対局開始！先手から順に駒を動かしていく。</text:p>
          </table:table-cell>
          <table:table-cell table:style-name="ce1" office:value-type="string">
            <text:p>練習局面課題演習　Ｂｏｎａｎｚａ１　レベル１　１周目　第１問</text:p>
            <text:p>０．０００７４％　－４０４１　５７級　たまご</text:p>
            <text:p>達成率アップ！将棋に必要な盤と駒と駒台を用意して、まずは１局の流れついて見ていこう。</text:p>
          </table:table-cell>
          <table:table-cell table:style-name="ce1" table:number-columns-repeated="17"/>
          <table:table-cell table:number-columns-repeated="1000"/>
        </table:table-row>
        <table:table-row table:style-name="ro4">
          <table:table-cell table:style-name="ce1"/>
          <table:table-cell table:style-name="ce1" office:value-type="string">
            <text:p>14</text:p>
          </table:table-cell>
          <table:table-cell table:style-name="ce1" office:value-type="string">
            <text:p>645</text:p>
          </table:table-cell>
          <table:table-cell office:value-type="string">
            <text:p>公文・２歳からの数字</text:p>
            <text:p>８～１０までの数字の読みの確認。</text:p>
          </table:table-cell>
          <table:table-cell office:value-type="string">
            <text:p>サイト「将棋ルール．ｃｏｍ」</text:p>
            <text:p>駒の動きの基本原則</text:p>
          </table:table-cell>
          <table:table-cell office:value-type="string">
            <text:p>サイト「ゼロから始める将棋研究所」</text:p>
            <text:p>対局の流れ４：どちらかが相手の玉将を取ったらそこで試合終了。</text:p>
          </table:table-cell>
          <table:table-cell office:value-type="string">
            <text:p>練習局面課題演習　Ｂｏｎａｎｚａ２　レベル１　１周目　第１問</text:p>
            <text:p>０．０００７４％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5</text:p>
          </table:table-cell>
          <table:table-cell table:style-name="ce1" office:value-type="string">
            <text:p>646</text:p>
          </table:table-cell>
          <table:table-cell table:style-name="ce1" office:value-type="string">
            <text:p>公文・２歳からの数字</text:p>
            <text:p>１０の位置関係の把握。</text:p>
          </table:table-cell>
          <table:table-cell table:style-name="ce1" office:value-type="string">
            <text:p>サイト「将棋ルール．ｃｏｍ」</text:p>
            <text:p>将棋の禁じ手</text:p>
          </table:table-cell>
          <table:table-cell table:style-name="ce1" office:value-type="string">
            <text:p>サイト「ゼロから始める将棋研究所」</text:p>
            <text:p>まずは駒を初期配置に並べる。初期局面をしっかり覚えよう。</text:p>
          </table:table-cell>
          <table:table-cell table:style-name="ce1" office:value-type="string">
            <text:p>練習局面課題演習　Ｂｏｎａｎｚａ３　レベル１　１周目　第１問</text:p>
            <text:p>０．０００７４％　－４０４１　５７級　たまご</text:p>
          </table:table-cell>
          <table:table-cell table:style-name="ce1" table:number-columns-repeated="17"/>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154">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02">2022/07/02</text:date>, <text:time>23:1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9DT4H51M20S</meta:editing-duration>
    <meta:editing-cycles>186</meta:editing-cycles>
    <meta:generator>OpenOffice/4.1.6$Win32 OpenOffice.org_project/416m1$Build-9790</meta:generator>
    <dc:date>2022-07-02T23:17:02.03</dc:date>
    <meta:document-statistic meta:table-count="1" meta:cell-count="96" meta:object-count="0"/>
    <meta:user-defined meta:name="Info 1"/>
    <meta:user-defined meta:name="Info 2"/>
    <meta:user-defined meta:name="Info 3"/>
    <meta:user-defined meta:name="Info 4"/>
  </office:meta>
</office:document-meta>
</file>